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01cm" fo:margin-bottom="0cm" style:contextual-spacing="false"/>
    </style:style>
    <style:style style:name="P2" style:family="paragraph" style:parent-style-name="Heading_20_1">
      <style:paragraph-properties fo:margin-left="1.953cm" fo:margin-right="1.64cm" fo:text-indent="0cm" style:auto-text-indent="false"/>
    </style:style>
    <style:style style:name="P3" style:family="paragraph" style:parent-style-name="List_20_Paragraph" style:list-style-name="WWNum2">
      <style:paragraph-properties fo:margin-left="1.475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5cm"/>
        </style:tab-stops>
      </style:paragraph-properties>
    </style:style>
    <style:style style:name="P4" style:family="paragraph" style:parent-style-name="List_20_Paragraph" style:list-style-name="WWNum2">
      <style:paragraph-properties fo:margin-left="1.475cm" fo:margin-right="0.727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5" style:family="paragraph" style:parent-style-name="List_20_Paragraph" style:list-style-name="WWNum2">
      <style:paragraph-properties fo:margin-left="1.475cm" fo:margin-right="0.62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6" style:family="paragraph" style:parent-style-name="List_20_Paragraph">
      <style:paragraph-properties fo:margin-left="1.475cm" fo:margin-right="0.62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5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2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9" style:family="paragraph" style:parent-style-name="List_20_Paragraph" style:list-style-name="WWNum1">
      <style:paragraph-properties fo:margin-left="1.475cm" fo:margin-right="0cm" fo:margin-top="0cm" fo:margin-bottom="0cm" style:contextual-spacing="false" fo:line-height="0.55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0" style:family="paragraph" style:parent-style-name="List_20_Paragraph">
      <style:paragraph-properties fo:margin-left="1.475cm" fo:margin-right="0.62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  <style:text-properties officeooo:rsid="000dac70" officeooo:paragraph-rsid="000dac70"/>
    </style:style>
    <style:style style:name="P11" style:family="paragraph" style:parent-style-name="List_20_Paragraph">
      <style:paragraph-properties fo:margin-left="1.475cm" fo:margin-right="0.62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  <style:text-properties officeooo:rsid="000e40ea" officeooo:paragraph-rsid="000e40ea"/>
    </style:style>
    <style:style style:name="P12" style:family="paragraph" style:parent-style-name="Standard">
      <style:paragraph-properties fo:margin-left="1.953cm" fo:margin-right="1.647cm" fo:margin-top="0.635cm" fo:margin-bottom="0cm" style:contextual-spacing="false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203cm" fo:margin-right="0cm" fo:margin-top="0.21cm" fo:margin-bottom="0cm" style:contextual-spacing="false" fo:line-height="0.452cm" fo:text-indent="0cm" style:auto-text-indent="false"/>
    </style:style>
    <style:style style:name="P14" style:family="paragraph" style:parent-style-name="Text_20_body">
      <style:paragraph-properties fo:margin-left="0.203cm" fo:margin-right="0cm" fo:line-height="0.457cm" fo:text-indent="0cm" style:auto-text-indent="false"/>
    </style:style>
    <style:style style:name="T1" style:family="text">
      <style:text-properties style:font-name="Arial" fo:font-size="28pt" fo:font-weight="bold" style:font-size-asian="28pt" style:font-weight-asian="bold"/>
    </style:style>
    <style:style style:name="T2" style:family="text">
      <style:text-properties style:font-name="Arial" fo:font-size="28pt" fo:letter-spacing="-0.012cm" fo:font-weight="bold" style:font-size-asian="28pt" style:font-weight-asian="bold"/>
    </style:style>
    <style:style style:name="T3" style:family="text">
      <style:text-properties style:font-name="Arial" fo:font-size="28pt" fo:letter-spacing="-0.007cm" fo:font-weight="bold" style:font-size-asian="28pt" style:font-weight-asian="bold"/>
    </style:style>
    <style:style style:name="T4" style:family="text">
      <style:text-properties style:font-name="Arial" fo:font-size="28pt" fo:letter-spacing="-0.009cm" fo:font-weight="bold" style:font-size-asian="28pt" style:font-weight-asian="bold"/>
    </style:style>
    <style:style style:name="T5" style:family="text">
      <style:text-properties style:font-name="Arial" fo:font-size="28pt" fo:letter-spacing="-0.27cm" fo:font-weight="bold" style:font-size-asian="28pt" style:font-weight-asian="bold"/>
    </style:style>
    <style:style style:name="T6" style:family="text">
      <style:text-properties fo:letter-spacing="-0.019cm"/>
    </style:style>
    <style:style style:name="T7" style:family="text">
      <style:text-properties fo:letter-spacing="-0.004cm"/>
    </style:style>
    <style:style style:name="T8" style:family="text">
      <style:text-properties fo:letter-spacing="-0.005cm"/>
    </style:style>
    <style:style style:name="T9" style:family="text">
      <style:text-properties style:font-name="Courier New" fo:font-size="12pt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0e40ea" style:font-size-asian="12pt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2pt" fo:letter-spacing="-0.005cm" style:font-size-asian="12pt"/>
    </style:style>
    <style:style style:name="T14" style:family="text">
      <style:text-properties fo:font-size="12pt" fo:letter-spacing="-0.002cm" style:font-size-asian="12pt"/>
    </style:style>
    <style:style style:name="T15" style:family="text">
      <style:text-properties fo:font-size="12pt" fo:letter-spacing="0.002cm" style:font-size-asian="12pt"/>
    </style:style>
    <style:style style:name="T16" style:family="text">
      <style:text-properties fo:font-size="12pt" fo:letter-spacing="-0.007cm" style:font-size-asian="12pt"/>
    </style:style>
    <style:style style:name="T17" style:family="text">
      <style:text-properties fo:font-size="12pt" fo:letter-spacing="-0.101cm" style:font-size-asian="12pt"/>
    </style:style>
    <style:style style:name="T18" style:family="text">
      <style:text-properties fo:letter-spacing="-0.00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gramación</text:h>
      <text:p text:style-name="P12"><text:span text:style-name="T1">Bloque</text:span><text:span text:style-name="T2"> </text:span><text:span text:style-name="T1">01</text:span><text:span text:style-name="T3"> </text:span><text:span text:style-name="T1">-</text:span><text:span text:style-name="T4"> </text:span><text:span text:style-name="T1">Introducción</text:span><text:span text:style-name="T4"> </text:span><text:span text:style-name="T1">a</text:span><text:span text:style-name="T3"> </text:span><text:span text:style-name="T1">la</text:span><text:span text:style-name="T5"> </text:span><text:span text:style-name="T1">programación</text:span></text:p>
      <text:h text:style-name="P2" text:outline-level="2">Expresiones<text:span text:style-name="T6"> </text:span>condicionales</text:h>
      <text:p text:style-name="P13">Sean<text:span text:style-name="T7"> </text:span>las<text:span text:style-name="T8"> </text:span>variables<text:span text:style-name="T8"> </text:span>enteras:</text:p>
      <text:list xml:id="list722541296" text:style-name="WWNum1">
        <text:list-item>
          <text:p text:style-name="P7"><text:span text:style-name="T9">edadJuan</text:span><text:span text:style-name="T10">,</text:span><text:span text:style-name="T12"> </text:span><text:span text:style-name="T10">que</text:span><text:span text:style-name="T12"> </text:span><text:span text:style-name="T10">contiene</text:span><text:span text:style-name="T13"> </text:span><text:span text:style-name="T10">la</text:span><text:span text:style-name="T12"> </text:span><text:span text:style-name="T10">edad</text:span><text:span text:style-name="T14"> </text:span><text:span text:style-name="T10">de</text:span><text:span text:style-name="T13"> </text:span><text:span text:style-name="T10">Juan</text:span></text:p>
        </text:list-item>
        <text:list-item>
          <text:p text:style-name="P8"><text:span text:style-name="T9">edadMaria</text:span><text:span text:style-name="T10">,</text:span><text:span text:style-name="T13"> </text:span><text:span text:style-name="T10">que</text:span><text:span text:style-name="T12"> </text:span><text:span text:style-name="T10">contiene</text:span><text:span text:style-name="T13"> </text:span><text:span text:style-name="T10">la</text:span><text:span text:style-name="T13"> </text:span><text:span text:style-name="T10">edad</text:span><text:span text:style-name="T12"> </text:span><text:span text:style-name="T10">de</text:span><text:span text:style-name="T13"> </text:span><text:span text:style-name="T10">Maria</text:span></text:p>
        </text:list-item>
        <text:list-item>
          <text:p text:style-name="P9"><text:span text:style-name="T9">edadLuisa</text:span><text:span text:style-name="T10">,</text:span><text:span text:style-name="T13"> </text:span><text:span text:style-name="T10">que</text:span><text:span text:style-name="T12"> </text:span><text:span text:style-name="T10">contiene</text:span><text:span text:style-name="T13"> </text:span><text:span text:style-name="T10">la</text:span><text:span text:style-name="T13"> </text:span><text:span text:style-name="T10">edad</text:span><text:span text:style-name="T12"> </text:span><text:span text:style-name="T10">de</text:span><text:span text:style-name="T13"> </text:span><text:span text:style-name="T10">Luisa</text:span></text:p>
        </text:list-item>
      </text:list>
      <text:p text:style-name="P14">Crea<text:span text:style-name="T8"> </text:span>condiciones<text:span text:style-name="T8"> </text:span>usando<text:span text:style-name="T7"> </text:span>expresiones<text:span text:style-name="T18"> </text:span>Java<text:span text:style-name="T7"> </text:span>que<text:span text:style-name="T8"> </text:span>cumplan<text:span text:style-name="T18"> </text:span>los<text:span text:style-name="T8"> </text:span>siguientes<text:span text:style-name="T7"> </text:span>enunciados:</text:p>
      <text:list xml:id="list404904582" text:style-name="WWNum2">
        <text:list-item>
          <text:p text:style-name="P3"><text:span text:style-name="T10">La</text:span><text:span text:style-name="T12"> </text:span><text:span text:style-name="T10">edad</text:span><text:span text:style-name="T14"> </text:span><text:span text:style-name="T10">de</text:span><text:span text:style-name="T14"> </text:span><text:span text:style-name="T10">Juan</text:span><text:span text:style-name="T14"> </text:span><text:span text:style-name="T10">es mayor</text:span><text:span text:style-name="T14"> </text:span><text:span text:style-name="T10">que</text:span><text:span text:style-name="T14"> </text:span><text:span text:style-name="T10">la</text:span><text:span text:style-name="T12"> </text:span><text:span text:style-name="T10">de</text:span><text:span text:style-name="T15"> </text:span><text:span text:style-name="T10">Maria</text:span><text:span text:style-name="T12"> </text:span><text:span text:style-name="T10">pero menor</text:span><text:span text:style-name="T14"> </text:span><text:span text:style-name="T10">o</text:span><text:span text:style-name="T14"> </text:span><text:span text:style-name="T10">igual</text:span><text:span text:style-name="T14"> </text:span><text:span text:style-name="T10">a</text:span><text:span text:style-name="T12"> </text:span><text:span text:style-name="T10">la</text:span><text:span text:style-name="T15"> </text:span><text:span text:style-name="T10">de</text:span><text:span text:style-name="T12"> </text:span><text:span text:style-name="T10">Luisa</text:span></text:p>
        </text:list-item>
        <text:list-item>
          <text:p text:style-name="P3"><text:span text:style-name="T10">Tanto</text:span><text:span text:style-name="T12"> </text:span><text:span text:style-name="T10">la</text:span><text:span text:style-name="T13"> </text:span><text:span text:style-name="T10">edad</text:span><text:span text:style-name="T12"> </text:span><text:span text:style-name="T10">de</text:span><text:span text:style-name="T14"> </text:span><text:span text:style-name="T10">Juan</text:span><text:span text:style-name="T12"> </text:span><text:span text:style-name="T10">como</text:span><text:span text:style-name="T12"> </text:span><text:span text:style-name="T10">la</text:span><text:span text:style-name="T14"> </text:span><text:span text:style-name="T10">de</text:span><text:span text:style-name="T13"> </text:span><text:span text:style-name="T10">Maria</text:span><text:span text:style-name="T13"> </text:span><text:span text:style-name="T10">son</text:span><text:span text:style-name="T12"> </text:span><text:span text:style-name="T10">estrictamente mayores</text:span><text:span text:style-name="T16"> </text:span><text:span text:style-name="T10">que</text:span><text:span text:style-name="T13"> </text:span><text:span text:style-name="T10">la</text:span><text:span text:style-name="T13"> </text:span><text:span text:style-name="T10">de</text:span><text:span text:style-name="T13"> </text:span><text:span text:style-name="T10">Luisa</text:span></text:p>
        </text:list-item>
        <text:list-item>
          <text:p text:style-name="P3"><text:span text:style-name="T10">La</text:span><text:span text:style-name="T12"> </text:span><text:span text:style-name="T10">edad</text:span><text:span text:style-name="T14"> </text:span><text:span text:style-name="T10">de</text:span><text:span text:style-name="T12"> </text:span><text:span text:style-name="T10">Maria está</text:span><text:span text:style-name="T12"> </text:span><text:span text:style-name="T10">comprendida entre</text:span><text:span text:style-name="T12"> </text:span><text:span text:style-name="T10">la</text:span><text:span text:style-name="T12"> </text:span><text:span text:style-name="T10">edad</text:span><text:span text:style-name="T14"> </text:span><text:span text:style-name="T10">de Juan</text:span><text:span text:style-name="T14"> </text:span><text:span text:style-name="T10">y</text:span><text:span text:style-name="T14"> </text:span><text:span text:style-name="T10">la</text:span><text:span text:style-name="T12"> </text:span><text:span text:style-name="T10">de</text:span><text:span text:style-name="T12"> </text:span><text:span text:style-name="T10">Luisa,</text:span><text:span text:style-name="T14"> </text:span><text:span text:style-name="T10">ambas</text:span><text:span text:style-name="T14"> </text:span><text:span text:style-name="T10">incluidas.</text:span></text:p>
        </text:list-item>
        <text:list-item>
          <text:p text:style-name="P3"><text:span text:style-name="T10">La</text:span><text:span text:style-name="T12"> </text:span><text:span text:style-name="T10">edad</text:span><text:span text:style-name="T14"> </text:span><text:span text:style-name="T10">de</text:span><text:span text:style-name="T12"> </text:span><text:span text:style-name="T10">Maria NO</text:span><text:span text:style-name="T14"> </text:span><text:span text:style-name="T10">está</text:span><text:span text:style-name="T12"> </text:span><text:span text:style-name="T10">comprendida</text:span><text:span text:style-name="T12"> </text:span><text:span text:style-name="T10">entre la</text:span><text:span text:style-name="T12"> </text:span><text:span text:style-name="T10">edad</text:span><text:span text:style-name="T14"> </text:span><text:span text:style-name="T10">de</text:span><text:span text:style-name="T12"> </text:span><text:span text:style-name="T10">Juan y</text:span><text:span text:style-name="T14"> </text:span><text:span text:style-name="T10">la de</text:span><text:span text:style-name="T12"> </text:span><text:span text:style-name="T10">Luisa.</text:span></text:p>
        </text:list-item>
        <text:list-item>
          <text:p text:style-name="P4"><text:span text:style-name="T10">Juan tiene más de 20 años, Maria tiene menos de 15 o exactamente 15 y Luisa tiene una</text:span><text:span text:style-name="T17"> </text:span><text:span text:style-name="T10">edad</text:span><text:span text:style-name="T14"> </text:span><text:span text:style-name="T10">entre</text:span><text:span text:style-name="T14"> </text:span><text:span text:style-name="T10">21 y 24, aunque</text:span><text:span text:style-name="T15"> </text:span><text:span text:style-name="T10">no puede</text:span><text:span text:style-name="T14"> </text:span><text:span text:style-name="T10">ser 21.</text:span></text:p>
        </text:list-item>
        <text:list-item>
          <text:p text:style-name="P3"><text:span text:style-name="T10">Juan</text:span><text:span text:style-name="T14"> </text:span><text:span text:style-name="T10">es</text:span><text:span text:style-name="T14"> </text:span><text:span text:style-name="T10">menor</text:span><text:span text:style-name="T14"> </text:span><text:span text:style-name="T10">que</text:span><text:span text:style-name="T12"> </text:span><text:span text:style-name="T10">María, cuya</text:span><text:span text:style-name="T12"> </text:span><text:span text:style-name="T10">edad</text:span><text:span text:style-name="T14"> </text:span><text:span text:style-name="T10">no</text:span><text:span text:style-name="T14"> </text:span><text:span text:style-name="T10">debe</text:span><text:span text:style-name="T14"> </text:span><text:span text:style-name="T10">estar</text:span><text:span text:style-name="T14"> </text:span><text:span text:style-name="T10">entre</text:span><text:span text:style-name="T12"> </text:span><text:span text:style-name="T10">los</text:span><text:span text:style-name="T14"> </text:span><text:span text:style-name="T10">10 y</text:span><text:span text:style-name="T14"> </text:span><text:span text:style-name="T10">20</text:span><text:span text:style-name="T14"> </text:span><text:span text:style-name="T10">años,</text:span><text:span text:style-name="T14"> </text:span><text:span text:style-name="T10">ambos incluidos.</text:span></text:p>
        </text:list-item>
        <text:list-item>
          <text:p text:style-name="P5"><text:span text:style-name="T10">La</text:span><text:span text:style-name="T13"> </text:span><text:span text:style-name="T10">edad</text:span><text:span text:style-name="T14"> </text:span><text:span text:style-name="T10">de</text:span><text:span text:style-name="T12"> </text:span><text:span text:style-name="T10">Juan</text:span><text:span text:style-name="T12"> </text:span><text:span text:style-name="T10">debe ser</text:span><text:span text:style-name="T14"> </text:span><text:span text:style-name="T10">menos</text:span><text:span text:style-name="T14"> </text:span><text:span text:style-name="T10">que</text:span><text:span text:style-name="T13"> </text:span><text:span text:style-name="T10">la mitad</text:span><text:span text:style-name="T14"> </text:span><text:span text:style-name="T10">de</text:span><text:span text:style-name="T12"> </text:span><text:span text:style-name="T10">la</text:span><text:span text:style-name="T14"> </text:span><text:span text:style-name="T10">edad</text:span><text:span text:style-name="T14"> </text:span><text:span text:style-name="T10">de</text:span><text:span text:style-name="T12"> </text:span><text:span text:style-name="T10">Maria</text:span><text:span text:style-name="T13"> </text:span><text:span text:style-name="T10">que</text:span><text:span text:style-name="T12"> </text:span><text:span text:style-name="T10">debe ser,</text:span><text:span text:style-name="T14"> </text:span><text:span text:style-name="T10">a</text:span><text:span text:style-name="T13"> </text:span><text:span text:style-name="T10">su</text:span><text:span text:style-name="T14"> </text:span><text:span text:style-name="T10">vez,</text:span><text:span text:style-name="T17"> </text:span><text:span text:style-name="T10">mas</text:span><text:span text:style-name="T14"> </text:span><text:span text:style-name="T10">del</text:span><text:span text:style-name="T15"> </text:span><text:span text:style-name="T10">triple</text:span><text:span text:style-name="T14"> </text:span><text:span text:style-name="T10">que</text:span><text:span text:style-name="T14"> </text:span><text:span text:style-name="T10">la</text:span><text:span text:style-name="T15"> </text:span><text:span text:style-name="T10">de</text:span><text:span text:style-name="T14"> </text:span><text:span text:style-name="T10">Luisa</text:span></text:p>
        </text:list-item>
      </text:list>
      <text:p text:style-name="P6"><text:span text:style-name="T10"/></text:p>
      <text:p text:style-name="P6"><text:span text:style-name="T10"/></text:p>
      <text:p text:style-name="P6"><text:span text:style-name="T10"/></text:p>
      <text:p text:style-name="P10"><text:span text:style-name="T10">int edadJuan;</text:span></text:p>
      <text:p text:style-name="P10"><text:span text:style-name="T10">int edadMaria;</text:span></text:p>
      <text:p text:style-name="P10"><text:span text:style-name="T10">int edadLuisa;</text:span></text:p>
      <text:p text:style-name="P10"><text:span text:style-name="T10"/></text:p>
      <text:p text:style-name="P10"><text:span text:style-name="T10">1. (edadJuan &gt; edadMaria) &amp;&amp; (edadJuan &lt;= edadLuisa)</text:span></text:p>
      <text:p text:style-name="P10"><text:span text:style-name="T10"/></text:p>
      <text:p text:style-name="P10"><text:span text:style-name="T10">2. (edadJuan &gt; edadLuisa) &amp;&amp; (edadMaria &gt; edadLuisa)</text:span></text:p>
      <text:p text:style-name="P10"><text:span text:style-name="T10"/></text:p>
      <text:p text:style-name="P10"><text:span text:style-name="T10">3. (edadMaria &gt;= edadJuan) &amp;&amp; (edadMaria &lt;= edadLuisa)</text:span></text:p>
      <text:p text:style-name="P10"><text:span text:style-name="T10"/></text:p>
      <text:p text:style-name="P10"><text:span text:style-name="T10">4. (edadMaria &lt; edadJuan) || (edadMaria &gt; edadLuisa)</text:span></text:p>
      <text:p text:style-name="P10"><text:span text:style-name="T10"/></text:p>
      <text:p text:style-name="P10"><text:span text:style-name="T10">5. (edadJuan &gt; 20) &amp;&amp; (edadMaria &lt;= 15) &amp;&amp; (</text:span><text:span text:style-name="T11">edadLuisa &gt;21) &amp;&amp; (edadLuisa &lt;= 24)</text:span></text:p>
      <text:p text:style-name="P10"><text:span text:style-name="T11"/></text:p>
      <text:p text:style-name="P11"><text:span text:style-name="T10">6. (edadJuan &lt; edadMaria) &amp;&amp; ((edadMaria &lt;10) || (edadMaria &gt;20))</text:span></text:p>
      <text:p text:style-name="P11"><text:span text:style-name="T10"/></text:p>
      <text:p text:style-name="P11"><text:span text:style-name="T10">7. (edadJuan &lt; (edadMaria /2.0)) &amp;&amp; (edadMaria &gt; (3*edadLuisa))</text:span></text:p>
      <text:p text:style-name="P10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75cm" fo:margin-right="0cm" fo:text-indent="-0.637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953cm" fo:margin-right="1.633cm" fo:margin-top="0.635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28pt" fo:language="es" fo:country="ES" fo:font-weight="bold" style:font-name-asian="Arial1" style:font-family-asian="Arial" style:font-family-generic-asian="system" style:font-pitch-asian="variable" style:font-size-asian="28pt" style:language-asian="en" style:country-asian="US" style:font-weight-asian="bold" style:font-name-complex="Arial1" style:font-family-complex="Arial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75cm" fo:margin-right="0cm" fo:text-indent="-0.637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s" fo:country="ES" style:font-name-asian="Lucida Sans Unicode1" style:font-family-asian="'Lucida Sans Unicode'" style:font-family-generic-asian="system" style:font-pitch-asian="variable" style:font-size-asian="12pt" style:language-asian="en" style:country-asian="US" style:font-name-complex="Lucida Sans Unicode1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4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0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2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8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4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0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93cm" fo:margin-bottom="0.494cm" fo:margin-left="1.799cm" fo:margin-right="2.117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13:07</meta:creation-date>
    <dc:date>2023-09-26T14:29:57.593899124</dc:date>
    <meta:editing-duration>PT6M19S</meta:editing-duration>
    <meta:generator>LibreOffice/7.3.7.2$Linux_X86_64 LibreOffice_project/30$Build-2</meta:generator>
    <meta:editing-cycles>1</meta:editing-cycles>
    <meta:document-statistic meta:table-count="0" meta:image-count="0" meta:object-count="0" meta:page-count="1" meta:paragraph-count="25" meta:word-count="268" meta:character-count="1427" meta:non-whitespace-character-count="1194"/>
    <meta:user-defined meta:name="AppVersion">12.0000</meta:user-defined>
    <meta:user-defined meta:name="LastSaved" meta:value-type="date">2023-09-26T00:00:00</meta:user-defined>
    <meta:template xlink:type="simple" xlink:actuate="onRequest" xlink:title="Normal" xlink:href=""/>
  </office:meta>
</office:document-meta>
</file>